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7.04pt"/>
    </style:style>
    <style:style style:name="co3" style:family="table-column">
      <style:table-column-properties fo:break-before="auto" style:column-width="157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annel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6000000" calcext:value-type="float">
            <text:p>16000000</text:p>
          </table:table-cell>
        </table:table-row>
        <table:table-row table:style-name="ro1">
          <table:table-cell/>
          <table:table-cell office:value-type="string" calcext:value-type="string">
            <text:p>ADC Prescale</text:p>
          </table:table-cell>
          <table:table-cell office:value-type="string" calcext:value-type="string">
            <text:p>Тактов CPU на 1 такт ADC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C Conversion Time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Тактов CPU на 1 измерение ADC</text:p>
          </table:table-cell>
          <table:table-cell table:formula="of:=[.D10]*[.D11]" office:value-type="float" office:value="864" calcext:value-type="float">
            <text:p>8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Измерений ADC в сек</text:p>
          </table:table-cell>
          <table:table-cell table:formula="of:=[.D9]/[.D12]" office:value-type="float" office:value="18518.5185185185" calcext:value-type="float">
            <text:p>18518.51851851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Измерений ADC на 1 ногу в сек</text:p>
          </table:table-cell>
          <table:table-cell table:formula="of:=[.D13]/[.D8]" office:value-type="float" office:value="2314.81481481481" calcext:value-type="float">
            <text:p>2314.814814814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Частота сети, Гц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Измерений в период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Измерений в сек</text:p>
          </table:table-cell>
          <table:table-cell table:formula="of:=[.D16]*[.D17]" office:value-type="float" office:value="2500" calcext:value-type="float">
            <text:p>2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3:31:38.957966821</meta:creation-date>
    <dc:date>2017-12-04T13:50:32.570914676</dc:date>
    <meta:editing-duration>PT6M23S</meta:editing-duration>
    <meta:editing-cycles>1</meta:editing-cycles>
    <meta:document-statistic meta:table-count="1" meta:cell-count="21" meta:object-count="0"/>
    <meta:generator>LibreOffice/5.1.6.2$Linux_X86_64 LibreOffice_project/10m0$Build-2</meta:generator>
  </office:meta>
</office:document-meta>
</file>